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custom-shape draw:style-name="gr1" draw:text-style-name="P1" draw:layer="layout" svg:width="2.54cm" svg:height="1.905cm" svg:x="5.08cm" svg:y="2.54cm">
            <text:p text:style-name="P1"><text:span text:style-name="T1">actor1</text:span></text:p>
            <text:p text:style-name="P1"><text:span text:style-name="T1">(thread1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1.905cm" svg:x="1.27cm" svg:y="6.35cm">
            <text:p text:style-name="P1"><text:span text:style-name="T1">actor2</text:span></text:p>
            <text:p text:style-name="P1"><text:span text:style-name="T1">(thread2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1.905cm" svg:x="8.89cm" svg:y="6.35cm">
            <text:p text:style-name="P1"><text:span text:style-name="T1">actor3</text:span></text:p>
            <text:p text:style-name="P1"><text:span text:style-name="T1">(thread3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1.27cm" svg:x="5.08cm" svg:y="5.715cm">
            <text:p text:style-name="P2"><text:span text:style-name="T1">scenario1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1.27cm" svg:x="5.08cm" svg:y="7.62cm">
            <text:p text:style-name="P2"><text:span text:style-name="T1">stubs23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6.35cm" svg:y1="4.445cm" svg:x2="6.35cm" svg:y2="5.715cm">
            <text:p/>
          </draw:line>
          <draw:line draw:style-name="gr3" draw:text-style-name="P2" draw:layer="layout" svg:x1="3.81cm" svg:y1="6.985cm" svg:x2="5.08cm" svg:y2="6.35cm">
            <text:p/>
          </draw:line>
          <draw:line draw:style-name="gr3" draw:text-style-name="P2" draw:layer="layout" svg:x1="3.81cm" svg:y1="6.985cm" svg:x2="5.08cm" svg:y2="8.255cm">
            <text:p/>
          </draw:line>
          <draw:line draw:style-name="gr3" draw:text-style-name="P2" draw:layer="layout" svg:x1="8.89cm" svg:y1="6.985cm" svg:x2="7.62cm" svg:y2="8.255cm">
            <text:p/>
          </draw:lin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Furodet</meta:initial-creator>
    <meta:creation-date>2011-06-23T14:36:19</meta:creation-date>
    <meta:editing-duration>PT00H03M28S</meta:editing-duration>
    <meta:editing-cycles>3</meta:editing-cycles>
    <dc:date>2011-06-23T14:39:43</dc:date>
    <dc:creator>David Furodet</dc:creator>
    <meta:generator>OpenOffice.org/3.2$Linux OpenOffice.org_project/320m12$Build-9483</meta:generator>
    <meta:document-statistic meta:object-count="33"/>
  </office:meta>
</office:document-meta>
</file>